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dfb" officeooo:paragraph-rsid="0009ddfb"/>
    </style:style>
    <style:style style:name="P2" style:family="paragraph" style:parent-style-name="Standard">
      <style:paragraph-properties fo:line-height="150%"/>
      <style:text-properties fo:font-size="14pt" officeooo:rsid="0009ddfb" officeooo:paragraph-rsid="0009ddfb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9ddfb" officeooo:paragraph-rsid="0009ddfb" style:font-size-asian="14pt" style:font-size-complex="14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4pt" officeooo:rsid="000acb14" officeooo:paragraph-rsid="000c31a3" style:font-size-asian="14pt" style:font-size-complex="14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acb14" officeooo:paragraph-rsid="0009ddf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acb14" officeooo:paragraph-rsid="000c31a3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cca80" officeooo:paragraph-rsid="0009ddfb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cca80" officeooo:paragraph-rsid="000c31a3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acb14" officeooo:paragraph-rsid="0009dd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9ddfb" officeooo:paragraph-rsid="0009ddfb" style:font-size-asian="20pt" style:font-weight-asian="bold" style:font-size-complex="20pt" style:font-weight-complex="bold"/>
    </style:style>
    <style:style style:name="T1" style:family="text">
      <style:text-properties officeooo:rsid="000cca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0483"/>
    </style:style>
    <style:style style:name="T4" style:family="text">
      <style:text-properties officeooo:rsid="000c31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trôle de connaissances</text:p>
      <text:p text:style-name="P10">HLP</text:p>
      <text:p text:style-name="P1"/>
      <text:p text:style-name="P2"/>
      <text:p text:style-name="P3">Si vous disposez d’un tiers-temps, indiquez-le sur votre copie. <text:span text:style-name="T3">Dans ce cas, v</text:span>ous aurez uniquement à répondre aux <text:span text:style-name="T3">8 </text:span>questions <text:span text:style-name="T2">en gras</text:span> et précédées d’une étoile.</text:p>
      <text:p text:style-name="P3"/>
      <text:list xml:id="list1001090006" text:style-name="L1">
        <text:list-item>
          <text:p text:style-name="P5">* Expliquez la différence entre essence et accident.</text:p>
        </text:list-item>
        <text:list-item>
          <text:p text:style-name="P9">Donnez au moins une cause <text:span text:style-name="T4">efficiente</text:span> des grandes découvertes.</text:p>
        </text:list-item>
        <text:list-item>
          <text:p text:style-name="P5">* Donnez les deux sens principaux de la notion de culture.</text:p>
        </text:list-item>
        <text:list-item>
          <text:p text:style-name="P4">Par quel critère a-t-on l’habitude d’opposer l’homme à l’animal ?</text:p>
        </text:list-item>
        <text:list-item>
          <text:p text:style-name="P4">Au cours de quelle controverse célèbre les espagnols ont-ils débattu du statut à accorder aux « Indiens »  d’Amérique ?</text:p>
        </text:list-item>
        <text:list-item>
          <text:p text:style-name="P5">* Définissez l’ethnocentrisme.</text:p>
        </text:list-item>
        <text:list-item>
          <text:p text:style-name="P5">* Quelle est la tendance psychologique profonde dans laquelle s’enracine l’ethnocentrisme ?</text:p>
        </text:list-item>
        <text:list-item>
          <text:p text:style-name="P6">* « <text:span text:style-name="T1">Le barbare, c’est l’homme qui croit à la barbarie » : expliquez pourquoi cette phrase est paradoxale.</text:span></text:p>
        </text:list-item>
        <text:list-item>
          <text:p text:style-name="P6"><text:span text:style-name="T1">* Comment peut-on néanmoins donner un sens </text:span><text:span text:style-name="T4">à cette phrase</text:span><text:span text:style-name="T1"> ?</text:span></text:p>
        </text:list-item>
        <text:list-item>
          <text:p text:style-name="P7"><text:s/>* Expliquez ce qu’est le relativisme culturel.</text:p>
        </text:list-item>
        <text:list-item>
          <text:p text:style-name="P8"><text:s/>* Pourquoi le relativisme culturel est-il une attitude moralement dangereuse 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4:35:00.240000000</meta:creation-date>
    <dc:title>Page vierge</dc:title>
    <meta:generator>LibreOffice/7.2.5.2$Windows_X86_64 LibreOffice_project/499f9727c189e6ef3471021d6132d4c694f357e5</meta:generator>
    <meta:editing-duration>PT32M27S</meta:editing-duration>
    <meta:editing-cycles>4</meta:editing-cycles>
    <dc:date>2022-10-20T15:18:38.508000000</dc:date>
    <meta:document-statistic meta:table-count="0" meta:image-count="0" meta:object-count="0" meta:page-count="1" meta:paragraph-count="14" meta:word-count="162" meta:character-count="978" meta:non-whitespace-character-count="838"/>
    <meta:template xlink:type="simple" xlink:actuate="onRequest" xlink:title="Page vierge" xlink:href="../../../../../../../AppData/Roaming/LibreOffice/4/user/template/Page%20vierge1.ott" meta:date="2022-10-20T14:34:59.879000000"/>
  </office:meta>
</office:document-meta>
</file>